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Figure">
      <style:text-properties officeooo:rsid="002bfc6b" officeooo:paragraph-rsid="002bfc6b"/>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sed and broad stardard that is used to represent all characters, imogis and many more symbols on a computer. For unicode, most of the symbols in all languages are captured and standardised for the sake of standard representation of the same symbol. </text:p>
      <text:p text:style-name="P2">Unicode utilize 32bits operation to capture all possibilities of the combiantions of zeros and ones to mean something on a computer,( in <text:soft-page-break/>the binary form). In this system of 32bits, there are 32! possibilities of representation of symbols. </text:p>
      <text:p text:style-name="P2">With unicode, representation of imogis of different colors is made possible by fixing a unique set of characters out of the 32 digits, then alter the other characters to represent the color of the imogi. In the same way, representation of joint imogis is made possible by unicode,</text:p>
      <text:p text:style-name="P3">Images; </text:p>
      <text:p text:style-name="P3">computers represent images using pixels on screens. Each pixel recieves a number that represents the amount of red, green and blue to represent. Each symbol and emogi using the 32 bits representation has a combination of digits that represent the amounto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ed by a bit. </text:span></text:p>
      <text:p text:style-name="P4">Videos;</text:p>
      <text:p text:style-name="P4">For the sake of videos, computers represent videos by displaying rapidily changing images. For a human being, the representation will give a something display thus showing a video. Therefore videos are squencies of images.</text:p>
      <text:p text:style-name="P4">Music</text:p>
      <text:p text:style-name="P4">For music, the music notes are digitalised by giving each frequency, pitch and other variables different and unique digital nubers. Mp3, MP4 and other extensions of music represent other standardization of music notes.</text:p>
      <text:p text:style-name="P5">COMPUTER ALGORITHIMS</text:p>
      <text:p text:style-name="P5">Computer algorithim is the way computer work upon a certain problem. Computer algorithims are so fast since they use the process of bisecting the challenge until it remains with two possibilities then finally choose the right and final possibility. </text:p>
      <text:p text:style-name="P5"/>
      <text:p text:style-name="P5"><draw:frame draw:style-name="fr3"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4"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3"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5"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ere programing language that can be learned first and make the learning of all the other progra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5"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5"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
      <text:p text:style-name="P11">in the above figure, the % is the place holder for the value that is already asigned lately, ‘s’ is the nature of the value that is going to be attached in the place of the place holder, \n is the symbol that allows the prompt to go to the next line affter excuting the above </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1" text:anchor-type="char" svg:x="-0.1835in" svg:y="0.2516in" svg:width="2.9083in" draw:z-index="6"><draw:text-box fo:min-height="4.2583in"><text:p text:style-name="Figure"><draw:frame draw:style-name="fr5"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1" draw:name="Frame2" text:anchor-type="paragraph" svg:x="1.7335in" svg:y="-9.7689in" svg:width="2.7043in" style:rel-width="93%" svg:height="3.9728in" style:rel-height="scale-min" draw:z-index="7"><draw:text-box><text:p text:style-name="Figure"><draw:frame draw:style-name="fr6"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12">Loops in c language</text:p><text:p text:style-name="P12">we have both for loops and <text:s/>the while loops . Below is the picture showing how each of them can be used </text:p><text:p text:style-name="P12"/></draw:text-box></draw:frame></text:p></draw:text-box></draw:frame><text:soft-page-break/><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COMPILING IN C LANGUAGE;</text:p>
      <text:p text:style-name="P14">we have many different compilers in c language , the main and the oldest compiler is called clang; Below is the picture that shows how <text:soft-page-break/>to use it. Note; The clang compiler gives the comand line actions that can rename the default program name that is made after compiling the program. Nb; the default name of the compiled code is ‘’’’ a.out’’’ standing for assembly output. </text:p>
      <text:p text:style-name="P14"><draw:frame draw:style-name="fr5"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4"/>
      <text:p text:style-name="P14"/>
      <text:p text:style-name="P14"/>
      <text:p text:style-name="P14"/>
      <text:p text:style-name="P14"/>
      <text:p text:style-name="P14"/>
      <text:p text:style-name="P14">In the above code, ‘-o’ will rename the output code as hello from the original file called hello.c</text:p>
      <text:p text:style-name="P14">in case we use the third party libraries, we need to link the libraries to the compiler as below. <text:span text:style-name="T3">The argument lcs50 links the libraries to out compiled code.</text:span></text:p>
      <text:p text:style-name="P14"><draw:frame draw:style-name="fr5"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5"><text:soft-page-break/>Processes of compiling the program;</text:p>
      <text:p text:style-name="P15"><draw:frame draw:style-name="fr5" draw:name="Image11" text:anchor-type="char" svg:x="2.0799in" svg:y="-0.05in" svg:width="2.8319in" svg:height="3.039in" draw:z-index="12"><draw:image xlink:href="Pictures/1000000100000190000001D11BC2E6D9AE9E5374.png" xlink:type="simple" xlink:show="embed" xlink:actuate="onLoad" draw:mime-type="image/png"/></draw:frame></text:p>
      <text:p text:style-name="P15"/>
      <text:p text:style-name="P15"/>
      <text:p text:style-name="P15"/>
      <text:p text:style-name="P15"/>
      <text:p text:style-name="P15"/>
      <text:p text:style-name="P15"/>
      <text:p text:style-name="P15"/>
      <text:p text:style-name="P15">Preprocessing; Here the compiler just process the whole code starting with the code lines having ‘#’ . # is a symbol that tells the compiler that this line should be processed earlier. </text:p>
      <text:p text:style-name="P15">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5">Assembling; This is the step where the assembly code is translated to the machine code. The machine code is the code of zeros and ones. </text:p>
      <text:p text:style-name="P15">Linking; This step links the libraries and other external actions to the machine code. This is the last step where all necessary links to the code are put in one place. </text:p>
      <text:p text:style-name="P15"/>
      <text:p text:style-name="P15">DEBUGING;</text:p>
      <text:p text:style-name="P15">In vs code we have a debbuger that comes as the in built program. This debugger is called the buggy tools. Bellow it eh pic that show how we can use the buggy tool. Before lauching the buggy tool, you need to make a break point where you think an error is <text:s/>in the code, This is done by clicking on the left end of the line of interst ( Click on the left red dot that gets higkightened when you hover <text:soft-page-break/>over the left margin of the line of interest.). after that step, you run the command (‘ debug50 ./buggyo’) ./buggy0 is the compiled file. (you need to compile the code first)</text:p>
      <text:p text:style-name="P15"><draw:frame draw:style-name="fr5"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5"><draw:frame draw:style-name="fr5"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5"><text:s text:c="2"/></text:p>
      <text:p text:style-name="P15"/>
      <text:p text:style-name="P15"/>
      <text:p text:style-name="P15"/>
      <text:p text:style-name="P15"/>
      <text:p text:style-name="P15"/>
      <text:p text:style-name="P15">We use the play buttons at the top of the vs code to run the code in the desired pattern so that you can see the error in the code.</text:p>
      <text:p text:style-name="P15">ARRAYS; </text:p>
      <text:p text:style-name="P15">these are used to represent data <text:s/>and store it in one place. This makes it easy for the computer to find anything in the array</text:p>
      <text:p text:style-name="P15">arrays are declared using the main code below; </text:p>
      <text:p text:style-name="P15">&gt; int array[5]; this means that the array named ‘array ‘ will take integers and will have 5 places in it. Bellow is an example code of array manuplation in C languages</text:p>
      <text:p text:style-name="P15"/>
      <text:p text:style-name="P15"/>
      <text:p text:style-name="P15"/>
      <text:p text:style-name="P15"><draw:frame draw:style-name="fr3" draw:name="Image16" text:anchor-type="char" svg:width="6.2165in" svg:height="5.8252in" draw:z-index="17"><draw:image xlink:href="Pictures/10000001000002EA000002BB70D928D8A05A7F0E.png" xlink:type="simple" xlink:show="embed" xlink:actuate="onLoad" draw:mime-type="image/png"/></draw:frame><text:soft-page-break/></text:p>
      <text:p text:style-name="P15"/>
      <text:p text:style-name="P15"/>
      <text:p text:style-name="P15"><draw:frame draw:style-name="fr4" draw:name="Image14" text:anchor-type="char" svg:width="0.0165in" svg:height="0.0252in" draw:z-index="15"><draw:image xlink:href="Pictures/1000000100000002000000037F2B1638787F7572.png" xlink:type="simple" xlink:show="embed" xlink:actuate="onLoad" draw:mime-type="image/png"/></draw:frame><draw:frame draw:style-name="fr4" draw:name="Image15" text:anchor-type="char" svg:width="0.0165in" svg:height="0.0252in" draw:z-index="16"><draw:image xlink:href="Pictures/1000000100000002000000037F2B1638787F757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09T16:36:29.834248659</dc:date>
    <meta:editing-duration>PT6H58M46S</meta:editing-duration>
    <meta:editing-cycles>15</meta:editing-cycles>
    <meta:generator>LibreOffice/7.3.7.2$Linux_X86_64 LibreOffice_project/30$Build-2</meta:generator>
    <meta:document-statistic meta:table-count="0" meta:image-count="16" meta:object-count="0" meta:page-count="11" meta:paragraph-count="47" meta:word-count="1262" meta:character-count="7608" meta:non-whitespace-character-count="6356"/>
  </office:meta>
</office:document-meta>
</file>